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ca0a" officeooo:paragraph-rsid="0000ca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16:02:55.733000000</meta:creation-date>
    <dc:date>2023-10-23T16:03:15.062000000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4.3.2$Windows_X86_64 LibreOffice_project/1048a8393ae2eeec98dff31b5c133c5f1d08b890</meta:generator>
  </office:meta>
</office:document-meta>
</file>